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" svg:font-family="OpenSymbol"/>
    <style:font-face style:name="Tahoma2" svg:font-family="Tahoma"/>
    <style:font-face style:name="Courier New1" svg:font-family="'Courier New'" style:font-family-generic="modern"/>
    <style:font-face style:name="Courier New" svg:font-family="'Courier New'" style:font-family-generic="modern" style:font-pitch="fixed"/>
    <style:font-face style:name="Andale Sans UI1" svg:font-family="'Andale Sans UI'" style:font-pitch="variable"/>
    <style:font-face style:name="Andale Sans UI2" svg:font-family="'Andale Sans UI', 'Times New Roman'" style:font-pitch="variable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language="en" fo:country="US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4" style:family="paragraph" style:parent-style-name="Standard"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text-properties fo:language="en" fo:country="US"/>
    </style:style>
    <style:style style:name="P6" style:family="paragraph" style:parent-style-name="Standard">
      <style:text-properties fo:language="ru" fo:country="RU"/>
    </style:style>
    <style:style style:name="P7" style:family="paragraph" style:parent-style-name="Standard">
      <style:text-properties fo:language="fr" fo:country="FR"/>
    </style:style>
    <style:style style:name="P8" style:family="paragraph" style:parent-style-name="Standard">
      <style:paragraph-properties fo:text-align="start" style:justify-single-word="false"/>
      <style:text-properties fo:color="#000000" style:font-name="Times New Roman" fo:font-size="12pt" fo:language="en" fo:country="US" fo:font-style="normal" fo:font-weight="normal" fo:background-color="transparent" style:font-name-asian="Courier New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P9" style:family="paragraph" style:parent-style-name="Standard">
      <style:text-properties fo:color="#000000" fo:font-size="12pt" fo:language="ru" fo:country="RU" fo:font-weight="normal" style:font-size-asian="12pt" style:font-weight-asian="normal" style:font-size-complex="12pt" style:font-weight-complex="normal"/>
    </style:style>
    <style:style style:name="P10" style:family="paragraph" style:parent-style-name="Standard">
      <style:text-properties fo:color="#000000" fo:font-size="12pt" fo:language="en" fo:country="US" fo:font-weight="normal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break-before="page"/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P12" style:family="paragraph" style:parent-style-name="Standard" style:master-page-name="Standard">
      <style:paragraph-properties fo:text-align="center" style:justify-single-word="false" style:page-number="auto"/>
      <style:text-properties fo:font-size="16pt" fo:font-weight="bold" style:font-size-asian="16pt" style:font-weight-asian="bold" style:font-size-complex="16pt" style:font-weight-complex="bold"/>
    </style:style>
    <style:style style:name="P13" style:family="paragraph" style:parent-style-name="Standard" style:list-style-name="WW8Num13"/>
    <style:style style:name="P14" style:family="paragraph" style:parent-style-name="Standard" style:list-style-name="WW8Num13">
      <style:text-properties fo:font-size="12pt" fo:language="en" fo:country="US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 style:list-style-name="WW8Num23"/>
    <style:style style:name="P16" style:family="paragraph" style:parent-style-name="Standard" style:list-style-name="WW8Num23">
      <style:text-properties fo:color="#000000" fo:language="en" fo:country="US" style:font-name-asian="Courier New1" style:font-name-complex="Courier New1"/>
    </style:style>
    <style:style style:name="P17" style:family="paragraph" style:parent-style-name="Standard" style:list-style-name="L2">
      <style:paragraph-properties fo:text-align="start" style:justify-single-word="false"/>
      <style:text-properties fo:color="#000000" style:font-name="Times New Roman" fo:font-size="12pt" fo:language="en" fo:country="US" fo:font-style="normal" fo:font-weight="normal" fo:background-color="transparent" style:font-name-asian="Courier New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P18" style:family="paragraph" style:parent-style-name="Standard" style:list-style-name="L3">
      <style:paragraph-properties fo:text-align="start" style:justify-single-word="false"/>
      <style:text-properties fo:color="#000000" style:font-name="Times New Roman" fo:font-size="12pt" fo:language="en" fo:country="US" fo:font-style="normal" fo:font-weight="normal" fo:background-color="transparent" style:font-name-asian="Courier New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P19" style:family="paragraph" style:parent-style-name="Standard" style:list-style-name="L4">
      <style:paragraph-properties fo:text-align="start" style:justify-single-word="false"/>
      <style:text-properties fo:color="#000000" style:font-name="Times New Roman" fo:font-size="12pt" fo:language="en" fo:country="US" fo:font-style="normal" fo:font-weight="normal" fo:background-color="transparent" style:font-name-asian="Courier New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P20" style:family="paragraph" style:parent-style-name="Standard" style:list-style-name="L5">
      <style:paragraph-properties fo:text-align="start" style:justify-single-word="false"/>
      <style:text-properties fo:color="#000000" style:font-name="Times New Roman" fo:font-size="12pt" fo:language="en" fo:country="US" fo:font-style="normal" fo:font-weight="normal" fo:background-color="transparent" style:font-name-asian="Courier New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P21" style:family="paragraph" style:parent-style-name="Standard" style:list-style-name="WW8Num23">
      <style:text-properties fo:color="#000000" fo:font-size="12pt" fo:language="en" fo:country="US" fo:font-weight="normal" style:font-name-asian="Courier New1" style:font-size-asian="12pt" style:font-weight-asian="normal" style:font-name-complex="Courier New1" style:font-size-complex="12pt" style:font-weight-complex="normal"/>
    </style:style>
    <style:style style:name="P22" style:family="paragraph" style:parent-style-name="Standard" style:list-style-name="L1">
      <style:text-properties fo:language="fr" fo:country="FR"/>
    </style:style>
    <style:style style:name="P23" style:family="paragraph" style:parent-style-name="Standard" style:list-style-name="L1">
      <style:paragraph-properties fo:break-before="page"/>
      <style:text-properties fo:language="fr" fo:country="FR"/>
    </style:style>
    <style:style style:name="P24" style:family="paragraph">
      <style:paragraph-properties fo:margin-left="0in" fo:margin-right="0in" fo:margin-top="0in" fo:margin-bottom="0in" fo:line-height="100%" fo:text-align="center" fo:text-indent="0in"/>
    </style:style>
    <style:style style:name="P25" style:family="paragraph">
      <style:paragraph-properties fo:margin-left="0in" fo:margin-right="0in" fo:margin-top="0in" fo:margin-bottom="0in" fo:line-height="100%" fo:text-align="center" fo:text-indent="0in"/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letter-kerning="true" style:font-name-asian="Andale Sans UI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26" style:family="paragraph">
      <style:paragraph-properties style:writing-mode="lr-tb"/>
    </style:style>
    <style:style style:name="P27" style:family="paragraph">
      <style:paragraph-properties style:line-height-at-least="0in" fo:text-align="center" style:text-autospace="ideograph-alpha" style:punctuation-wrap="hanging" style:line-break="strict" style:writing-mode="lr-tb"/>
    </style:style>
    <style:style style:name="P28" style:family="paragraph">
      <style:paragraph-properties style:line-height-at-least="0in" style:text-autospace="ideograph-alpha" style:punctuation-wrap="hanging" style:line-break="strict" style:writing-mode="lr-tb"/>
    </style:style>
    <style:style style:name="P29" style:family="paragraph">
      <style:paragraph-properties fo:text-align="center" style:writing-mode="lr-tb"/>
      <style:text-properties fo:font-size="24pt"/>
    </style:style>
    <style:style style:name="T1" style:family="text"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T4" style:family="text">
      <style:text-properties fo:language="en" fo:country="US"/>
    </style:style>
    <style:style style:name="T5" style:family="text">
      <style:text-properties fo:language="en" fo:country="US"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color="#000000" fo:font-size="12pt" fo:language="en" fo:country="US" fo:font-style="italic" fo:font-weight="bold" style:font-size-asian="12pt" style:font-style-asian="italic" style:font-weight-asian="bold" style:font-size-complex="12pt" style:font-weight-complex="normal"/>
    </style:style>
    <style:style style:name="T8" style:family="text">
      <style:text-properties fo:color="#000000" fo:font-size="12pt" fo:language="en" fo:country="US" fo:font-style="normal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9" style:family="text">
      <style:text-properties fo:color="#000000" fo:font-size="12pt" fo:language="en" fo:country="US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0" style:family="text">
      <style:text-properties fo:color="#000000" fo:font-size="12pt" fo:language="en" fo:country="US" fo:font-weight="normal" style:font-size-asian="12pt" style:font-weight-asian="normal" style:font-size-complex="12pt" style:font-weight-complex="normal"/>
    </style:style>
    <style:style style:name="T11" style:family="text">
      <style:text-properties fo:color="#000000" fo:font-size="12pt" fo:language="ru" fo:country="RU" fo:font-weight="normal" style:font-size-asian="12pt" style:font-weight-asian="normal" style:font-size-complex="12pt" style:font-weight-complex="normal"/>
    </style:style>
    <style:style style:name="T12" style:family="text">
      <style:text-properties fo:color="#000000" fo:font-size="12pt" fo:language="ru" fo:country="RU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13" style:family="text">
      <style:text-properties fo:color="#000000" fo:font-size="12pt" fo:language="ru" fo:country="RU" fo:font-style="italic" fo:font-weight="bold" style:font-size-asian="12pt" style:font-style-asian="italic" style:font-weight-asian="bold" style:font-size-complex="12pt" style:font-weight-complex="normal"/>
    </style:style>
    <style:style style:name="T14" style:family="text">
      <style:text-properties fo:color="#000000" fo:language="en" fo:country="US"/>
    </style:style>
    <style:style style:name="T15" style:family="text">
      <style:text-properties fo:color="#000000" fo:language="en" fo:country="US" fo:font-weight="bold" style:font-weight-asian="bold" style:font-weight-complex="bold"/>
    </style:style>
    <style:style style:name="T16" style:family="text">
      <style:text-properties fo:color="#000000" style:font-name="Times New Roman" fo:language="ru" fo:country="RU" fo:background-color="transparent" style:font-name-asian="Courier New" style:font-name-complex="Courier New"/>
    </style:style>
    <style:style style:name="T17" style:family="text">
      <style:text-properties fo:color="#000000" style:font-name="Times New Roman" fo:background-color="transparent" style:font-name-asian="Courier New" style:font-name-complex="Courier New"/>
    </style:style>
    <style:style style:name="T18" style:family="text"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letter-kerning="true" style:font-name-asian="Andale Sans UI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19" style:family="text">
      <style:text-properties style:use-window-font-color="true" style:font-name="Arial" fo:font-size="18pt" fo:language="zxx" fo:country="none" style:letter-kerning="true" style:font-name-asian="Andale Sans UI2" style:font-size-asian="18pt" style:font-name-complex="Tahoma1" style:font-size-complex="18pt" style:language-complex="zxx" style:country-complex="non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3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23ff23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4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tyle:run-through="foreground"/>
    </style:style>
    <style:style style:name="gr6" style:family="graphic">
      <style:graphic-properties draw:stroke="solid" svg:stroke-width="0.0102in" svg:stroke-color="#000000" draw:stroke-linejoin="miter" draw:fill="solid" draw:fill-color="#99ccff" draw:textarea-horizontal-align="center" draw:textarea-vertical-align="middle" draw:auto-grow-height="false" fo:padding-top="0.0866in" fo:padding-bottom="0.0866in" fo:padding-left="0.1736in" fo:padding-right="0.1736in" fo:wrap-option="wrap" draw:shadow="hidden" style:run-through="foreground"/>
    </style:style>
    <style:style style:name="gr7" style:family="graphic">
      <style:graphic-properties draw:stroke="none" draw:fill="none" draw:fill-color="#ffffff" draw:textarea-horizontal-align="justify" draw:textarea-vertical-align="middle" draw:auto-grow-height="false" draw:auto-grow-width="false" fo:padding-top="0.0492in" fo:padding-bottom="0.0492in" fo:padding-left="0.0984in" fo:padding-right="0.0984in" style:run-through="foreground"/>
    </style:style>
    <style:style style:name="gr8" style:family="graphic">
      <style:graphic-properties draw:stroke="solid" svg:stroke-width="0.0102in" svg:stroke-color="#000000" draw:stroke-linejoin="miter" draw:fill="solid" draw:fill-color="#33cc66" draw:textarea-horizontal-align="left" draw:textarea-vertical-align="middle" draw:auto-grow-height="false" fo:padding-top="0.0902in" fo:padding-bottom="0.0902in" fo:padding-left="0.1736in" fo:padding-right="0.1736in" fo:wrap-option="wrap" draw:shadow="hidden" style:run-through="foreground"/>
    </style:style>
    <style:style style:name="gr9" style:family="graphic">
      <style:graphic-properties draw:stroke="none" draw:fill="none" draw:fill-color="#ffffff" draw:textarea-horizontal-align="justify" draw:textarea-vertical-align="middle" draw:auto-grow-height="false" draw:auto-grow-width="false" fo:padding-top="0.0492in" fo:padding-bottom="0.0492in" fo:padding-left="0.0984in" fo:padding-right="0.0984in" fo:wrap-option="wrap" draw:shadow="hidden" style:run-through="foreground"/>
    </style:style>
    <style:style style:name="gr10" style:family="graphic">
      <style:graphic-properties draw:stroke="solid" svg:stroke-width="0.0102in" svg:stroke-color="#000000" draw:stroke-linejoin="miter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="hidden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LocalViews</text:p>
      <text:p text:style-name="Standard"><text:line-break/><text:span text:style-name="T1">1. </text:span><text:span text:style-name="T2">Introduction </text:span></text:p>
      <text:p text:style-name="P1"/>
      <text:p text:style-name="P2">We need LocalViews for Enumeration of Species.</text:p>
      <text:p text:style-name="Standard"><text:span text:style-name="T2"><text:line-break/></text:span><text:span text:style-name="T1">2. </text:span><text:span text:style-name="T2">Definitions </text:span></text:p>
      <text:p text:style-name="P2"/>
      <text:p text:style-name="P5">(Ab init see document “Abstracting”)</text:p>
      <text:list xml:id="list42483902" text:style-name="WW8Num13">
        <text:list-item>
          <text:p text:style-name="P13"><text:span text:style-name="T5">Local View</text:span><text:span text:style-name="T4"> for an agent — the set <text:s/>of all possible states and sites of this agent that can be obtained within this model. </text:span></text:p>
        </text:list-item>
      </text:list>
      <text:p text:style-name="P5">Example:</text:p>
      <text:p text:style-name="P6">ERK(T185~u,Y187~u,s)</text:p>
      <text:p text:style-name="P7">ERK(T185~u!MEK.s,Y187~u,s)</text:p>
      <text:p text:style-name="P7"/>
      <text:p text:style-name="P5">MEK(S218~u!PP2A2.s,S222~u,s)</text:p>
      <text:p text:style-name="P5">MEK(S218~u,S222~u!PP2A2.s,s)</text:p>
      <text:p text:style-name="P5"/>
      <text:list xml:id="list42515933" text:continue-numbering="true" text:style-name="WW8Num13">
        <text:list-item>
          <text:p text:style-name="P14"><text:span text:style-name="T6">Local Views </text:span>– the set of all possible Local Views, built for the particular model. </text:p>
        </text:list-item>
      </text:list>
      <text:p text:style-name="Standard"><text:span text:style-name="T2"><text:line-break/></text:span><text:span text:style-name="T1">3. </text:span><text:span text:style-name="T2">Input Data</text:span></text:p>
      <text:p text:style-name="P1"/>
      <text:p text:style-name="Standard"><text:span text:style-name="T3">Kappa model – the file with the system model that contains the set of “Rules” and represents the initial Solution. </text:span><text:span text:style-name="T2"><text:line-break/></text:span></text:p>
      <text:p text:style-name="Standard"><text:span text:style-name="T1">4. </text:span><text:span text:style-name="T2">Goal </text:span></text:p>
      <text:p text:style-name="P2"/>
      <text:p text:style-name="Standard"><text:span text:style-name="T3">The goal is to build the Local Views using the input data. </text:span><text:span text:style-name="T2"><text:line-break/></text:span></text:p>
      <text:p text:style-name="Standard"><text:span text:style-name="T1">5. </text:span><text:span text:style-name="T2">Solution</text:span></text:p>
      <text:p text:style-name="P2"/>
      <text:p text:style-name="Standard"><text:span text:style-name="T8">Fill the LocalView using the SubViews.</text:span><text:span text:style-name="T2"><text:line-break/></text:span></text:p>
      <text:p text:style-name="Standard"><text:span text:style-name="T1">6. </text:span><text:span text:style-name="T2">Algorithm </text:span></text:p>
      <text:p text:style-name="P1"/>
      <text:p text:style-name="P6"/>
      <text:list xml:id="list42490919" text:style-name="WW8Num23">
        <text:list-item>
          <text:p text:style-name="P15"><text:span text:style-name="T14">Convert (abstract) the input data to the set of </text:span><text:span text:style-name="T15">SubViews</text:span><text:span text:style-name="T14">(see document about </text:span><text:span text:style-name="T15">SubViews</text:span><text:span text:style-name="T14"> ).</text:span></text:p>
        </text:list-item>
        <text:list-item>
          <text:p text:style-name="P16">For each type of agent for each set of subviews (one subview from each class of subview) try to glue them (check coherence on intersections of classes) .</text:p>
        </text:list-item>
        <text:list-item>
          <text:p text:style-name="P16">All coherent views put to LocalViews.</text:p>
        </text:list-item>
      </text:list>
      <text:p text:style-name="P11">7. Examples</text:p>
      <text:p text:style-name="P2"/>
      <text:p text:style-name="P5">'AxBx' A(x),B(x) -&gt; A(x!1),B(x!1) @ 1.0</text:p>
      <text:p text:style-name="P7">'AyCy' A(y),C(y) -&gt; A(y!1),C(y!1) @ 1.0</text:p>
      <text:p text:style-name="P7">'Ax_Cxy_' A(x!_),C(x,y!_) -&gt; A(x!1),C(x!1,y!_) @ 1.0</text:p>
      <text:p text:style-name="P7"/>
      <text:p text:style-name="P7"># Initial Conditions:</text:p>
      <text:p text:style-name="P4">%init: 1 * (A(x,y),B(x),C(x,y))</text:p>
      <text:p text:style-name="P9"/>
      <text:list xml:id="list42498424" text:style-name="L1">
        <text:list-item>
          <text:p text:style-name="P22"><text:span text:style-name="T10">Convert (abstract) the input data to the set </text:span><text:span text:style-name="T11">o</text:span><text:span text:style-name="T9">f</text:span><text:span text:style-name="T7"> </text:span><text:span text:style-name="T12">Sub</text:span><text:span text:style-name="T13">Views</text:span><text:span text:style-name="T10">.</text:span></text:p>
        </text:list-item>
      </text:list>
      <text:p text:style-name="P10"><draw:g text:anchor-type="paragraph" draw:z-index="0" draw:style-name="gr1"><draw:ellipse draw:style-name="gr2" draw:text-style-name="P25" svg:width="0.5906in" svg:height="0.5913in" svg:x="0in" svg:y="0.1965in"><text:p text:style-name="P24"><text:span text:style-name="T18">A</text:span></text:p></draw:ellipse><draw:circle draw:style-name="gr3" draw:text-style-name="P25" svg:width="0.3941in" svg:height="0.3941in" svg:x="0.1965in" svg:y="0in"><text:p text:style-name="P24"><text:span text:style-name="T18">x</text:span></text:p></draw:circle><draw:ellipse draw:style-name="gr2" draw:text-style-name="P25" svg:width="0.5906in" svg:height="0.5913in" svg:x="0.7874in" svg:y="0.1965in"><text:p text:style-name="P24"><text:span text:style-name="T18">A</text:span></text:p></draw:ellipse><draw:circle draw:style-name="gr3" draw:text-style-name="P25" svg:width="0.3941in" svg:height="0.3941in" svg:x="0.9839in" svg:y="0in"><text:p text:style-name="P24"><text:span text:style-name="T18">y</text:span></text:p></draw:circle><draw:ellipse draw:style-name="gr2" draw:text-style-name="P25" svg:width="0.5906in" svg:height="0.5913in" svg:x="1.5752in" svg:y="0.1965in"><text:p text:style-name="P24"><text:span text:style-name="T18">B</text:span></text:p></draw:ellipse><draw:circle draw:style-name="gr3" draw:text-style-name="P25" svg:width="0.3941in" svg:height="0.3941in" svg:x="1.7717in" svg:y="0in"><text:p text:style-name="P24"><text:span text:style-name="T18">x</text:span></text:p></draw:circle><draw:ellipse draw:style-name="gr2" draw:text-style-name="P25" svg:width="0.5906in" svg:height="0.5913in" svg:x="2.3626in" svg:y="0.1965in"><text:p text:style-name="P24"><text:span text:style-name="T18">C</text:span></text:p></draw:ellipse><draw:circle draw:style-name="gr3" draw:text-style-name="P25" svg:width="0.3941in" svg:height="0.3941in" svg:x="2.5591in" svg:y="0in"><text:p text:style-name="P24"><text:span text:style-name="T18">x</text:span></text:p></draw:circle><draw:ellipse draw:style-name="gr3" draw:text-style-name="P25" svg:width="0.3933in" svg:height="0.3941in" svg:x="2.7563in" svg:y="0.5902in"><text:p text:style-name="P24"><text:span text:style-name="T18">y</text:span></text:p></draw:ellipse><draw:circle draw:style-name="gr2" draw:text-style-name="P25" svg:width="0.5913in" svg:height="0.5913in" svg:x="3.1492in" svg:y="0.1965in"><text:p text:style-name="P24"><text:span text:style-name="T18">A</text:span></text:p></draw:circle><draw:circle draw:style-name="gr3" draw:text-style-name="P25" svg:width="0.3941in" svg:height="0.3941in" svg:x="3.3465in" svg:y="0in"><text:p text:style-name="P24"><text:span text:style-name="T18">x</text:span></text:p></draw:circle><draw:line draw:style-name="gr2" draw:text-style-name="P25" svg:x1="3.7402in" svg:y1="0.1969in" svg:x2="4.3307in" svg:y2="0.1969in"><text:p text:style-name="P24"><text:span text:style-name="T18">x.B</text:span></text:p></draw:line><draw:circle draw:style-name="gr2" draw:text-style-name="P25" svg:width="0.5913in" svg:height="0.5913in" svg:x="4.3307in" svg:y="0.1965in"><text:p text:style-name="P24"><text:span text:style-name="T18">B</text:span></text:p></draw:circle><draw:circle draw:style-name="gr3" draw:text-style-name="P25" svg:width="0.3941in" svg:height="0.3941in" svg:x="4.528in" svg:y="0in"><text:p text:style-name="P24"><text:span text:style-name="T18">x</text:span></text:p></draw:circle><draw:line draw:style-name="gr2" draw:text-style-name="P25" svg:x1="4.9213in" svg:y1="0.1969in" svg:x2="5.7087in" svg:y2="0.1969in"><text:p text:style-name="P24"><text:span text:style-name="T18">x.A</text:span></text:p></draw:line><draw:ellipse draw:style-name="gr2" draw:text-style-name="P25" svg:width="0.5906in" svg:height="0.5913in" svg:x="0in" svg:y="1.378in"><text:p text:style-name="P24"><text:span text:style-name="T18">A</text:span></text:p></draw:ellipse><draw:circle draw:style-name="gr3" draw:text-style-name="P25" svg:width="0.3941in" svg:height="0.3941in" svg:x="0.1965in" svg:y="1.1811in"><text:p text:style-name="P24"><text:span text:style-name="T18">y</text:span></text:p></draw:circle><draw:line draw:style-name="gr2" draw:text-style-name="P25" svg:x1="0.5906in" svg:y1="1.378in" svg:x2="1.378in" svg:y2="1.378in"><text:p text:style-name="P24"><text:span text:style-name="T18">y.C</text:span></text:p></draw:line><draw:ellipse draw:style-name="gr2" draw:text-style-name="P25" svg:width="0.5906in" svg:height="0.5913in" svg:x="1.5752in" svg:y="1.378in"><text:p text:style-name="P24"><text:span text:style-name="T18">C</text:span></text:p></draw:ellipse><draw:circle draw:style-name="gr3" draw:text-style-name="P25" svg:width="0.3941in" svg:height="0.3941in" svg:x="1.7717in" svg:y="1.1811in"><text:p text:style-name="P24"><text:span text:style-name="T18">x</text:span></text:p></draw:circle><draw:circle draw:style-name="gr3" draw:text-style-name="P25" svg:width="0.3941in" svg:height="0.3941in" svg:x="1.9689in" svg:y="1.7717in"><text:p text:style-name="P24"><text:span text:style-name="T18">y</text:span></text:p></draw:circle><draw:line draw:style-name="gr2" draw:text-style-name="P25" svg:x1="2.3622in" svg:y1="1.9685in" svg:x2="3.1496in" svg:y2="1.9685in"><text:p text:style-name="P24"><text:span text:style-name="T18">y.A</text:span></text:p></draw:line><draw:circle draw:style-name="gr2" draw:text-style-name="P25" svg:width="0.5906in" svg:height="0.5906in" svg:x="0in" svg:y="2.7563in"><text:p text:style-name="P24"><text:span text:style-name="T18">A</text:span></text:p></draw:circle><draw:circle draw:style-name="gr3" draw:text-style-name="P25" svg:width="0.3941in" svg:height="0.3941in" svg:x="0.1965in" svg:y="2.5591in"><text:p text:style-name="P24"><text:span text:style-name="T18">x</text:span></text:p></draw:circle><draw:line draw:style-name="gr2" draw:text-style-name="P25" svg:x1="0.5906in" svg:y1="2.7559in" svg:x2="1.378in" svg:y2="2.7559in"><text:p text:style-name="P24"><text:span text:style-name="T18">x.C</text:span></text:p></draw:line><draw:circle draw:style-name="gr2" draw:text-style-name="P25" svg:width="0.5906in" svg:height="0.5906in" svg:x="1.5752in" svg:y="2.7563in"><text:p text:style-name="P24"><text:span text:style-name="T18">C</text:span></text:p></draw:circle><draw:circle draw:style-name="gr3" draw:text-style-name="P25" svg:width="0.3941in" svg:height="0.3941in" svg:x="1.7717in" svg:y="2.5591in"><text:p text:style-name="P24"><text:span text:style-name="T18">x</text:span></text:p></draw:circle><draw:circle draw:style-name="gr3" draw:text-style-name="P25" svg:width="0.3941in" svg:height="0.3941in" svg:x="1.9689in" svg:y="3.1492in"><text:p text:style-name="P24"><text:span text:style-name="T18">y</text:span></text:p></draw:circle><draw:line draw:style-name="gr2" draw:text-style-name="P25" svg:x1="2.3622in" svg:y1="3.3465in" svg:x2="3.1496in" svg:y2="3.3465in"><text:p text:style-name="P24"><text:span text:style-name="T18">y.A</text:span></text:p></draw:line><draw:line draw:style-name="gr2" draw:text-style-name="P25" svg:x1="2.1654in" svg:y1="2.7559in" svg:x2="3.1496in" svg:y2="2.7559in"><text:p text:style-name="P24"><text:span text:style-name="T18">x.A</text:span></text:p></draw:line></draw:g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3"><text:span text:style-name="T16">Agent: A ; Sites: </text:span><text:span text:style-name="T17">x</text:span></text:p>
      <text:list xml:id="list42506717" text:style-name="L2">
        <text:list-item>
          <text:p text:style-name="P17">A(x)</text:p>
        </text:list-item>
        <text:list-item>
          <text:p text:style-name="P17">A(x!B.x)</text:p>
        </text:list-item>
        <text:list-item>
          <text:p text:style-name="P17">A(x!C.x)</text:p>
        </text:list-item>
      </text:list>
      <text:p text:style-name="P8"/>
      <text:p text:style-name="P3"><text:span text:style-name="T16">Agent: A ; Sites: </text:span><text:span text:style-name="T17">y</text:span></text:p>
      <text:list xml:id="list42482789" text:style-name="L3">
        <text:list-item>
          <text:p text:style-name="P18">A(y)</text:p>
        </text:list-item>
        <text:list-item>
          <text:p text:style-name="P18">A(y!C.y)</text:p>
        </text:list-item>
      </text:list>
      <text:p text:style-name="P8"/>
      <text:p text:style-name="P3"><text:span text:style-name="T16">Agent: </text:span><text:span text:style-name="T17">B</text:span><text:span text:style-name="T16"> ; Sites: </text:span><text:span text:style-name="T17">x</text:span></text:p>
      <text:list xml:id="list42485425" text:style-name="L4">
        <text:list-item>
          <text:p text:style-name="P19">B(x)</text:p>
        </text:list-item>
        <text:list-item>
          <text:p text:style-name="P19">B(x!A.x)</text:p>
        </text:list-item>
      </text:list>
      <text:p text:style-name="P8"/>
      <text:p text:style-name="P3"><text:span text:style-name="T16">Agent: </text:span><text:span text:style-name="T17">C</text:span><text:span text:style-name="T16"> ; Sites: </text:span><text:span text:style-name="T17">x,y</text:span></text:p>
      <text:list xml:id="list42474919" text:style-name="L5">
        <text:list-item>
          <text:p text:style-name="P20">C(x,y)</text:p>
        </text:list-item>
        <text:list-item>
          <text:p text:style-name="P20">C(x,y!A.y)</text:p>
        </text:list-item>
        <text:list-item>
          <text:p text:style-name="P20">C(x!A.x,y!A.y)</text:p>
        </text:list-item>
      </text:list>
      <text:list xml:id="list42520725" text:continue-list="list42490919" text:style-name="WW8Num23">
        <text:list-header>
          <text:p text:style-name="P21"/>
        </text:list-header>
      </text:list>
      <text:list xml:id="list42533975" text:continue-list="list42498424" text:style-name="L1">
        <text:list-item>
          <text:p text:style-name="P23">For each type of agent for each set of subviews (one subview f<text:span text:style-name="T4">rom</text:span> each class of subview) try to glue them (check coherence on intersections of classes) .</text:p>
        </text:list-item>
      </text:list>
      <text:p text:style-name="P7"><draw:g text:anchor-type="char" draw:z-index="1" draw:style-name="gr4"><draw:g draw:style-name="gr5"><draw:custom-shape draw:style-name="gr6" draw:text-style-name="P26" svg:width="0.5906in" svg:height="0.5906in" svg:x="0.3846in" svg:y="0.229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7" draw:text-style-name="P27" svg:width="0.4185in" svg:height="0.4185in" svg:x="0.4709in" svg:y="0.3161in"><draw:text-box><text:p text:style-name="P27"><text:span text:style-name="T19">A</text:span></text:p></draw:text-box></draw:frame></draw:g><draw:g draw:style-name="gr5"><draw:custom-shape draw:style-name="gr6" draw:text-style-name="P26" svg:width="0.5906in" svg:height="0.5906in" svg:x="1.172in" svg:y="0.229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7" draw:text-style-name="P27" svg:width="0.4185in" svg:height="0.4185in" svg:x="1.2583in" svg:y="0.3161in"><draw:text-box><text:p text:style-name="P27"><text:span text:style-name="T19">B</text:span></text:p></draw:text-box></draw:frame></draw:g><draw:custom-shape draw:style-name="gr8" draw:text-style-name="P26" svg:width="0.3933in" svg:height="0.3933in" svg:x="0.3846in" svg:y="0.6236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" draw:text-style-name="P26" svg:width="0.3933in" svg:height="0.3933in" svg:x="1.3693in" svg:y="0.6236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9" draw:text-style-name="P28" svg:width="0.313in" svg:height="0.3906in" svg:x="0.4575in" svg:y="0.6382in"><draw:text-box><text:p text:style-name="P28"><text:span text:style-name="T19">x</text:span></text:p></draw:text-box></draw:frame><draw:frame draw:style-name="gr9" draw:text-style-name="P28" svg:width="0.313in" svg:height="0.3906in" svg:x="1.4425in" svg:y="0.6382in"><draw:text-box><text:p text:style-name="P28"><text:span text:style-name="T19">x</text:span></text:p></draw:text-box></draw:frame><draw:g draw:style-name="gr5"><draw:custom-shape draw:style-name="gr6" draw:text-style-name="P26" svg:width="0.5906in" svg:height="0.5906in" svg:x="1.9598in" svg:y="0.229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7" draw:text-style-name="P27" svg:width="0.4185in" svg:height="0.4185in" svg:x="2.0457in" svg:y="0.3161in"><draw:text-box><text:p text:style-name="P27"><text:span text:style-name="T19">C</text:span></text:p></draw:text-box></draw:frame></draw:g><draw:custom-shape draw:style-name="gr8" draw:text-style-name="P26" svg:width="0.3933in" svg:height="0.3933in" svg:x="2.1571in" svg:y="0.6236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9" draw:text-style-name="P28" svg:width="0.3232in" svg:height="0.3906in" svg:x="2.2291in" svg:y="0.6382in"><draw:text-box><text:p text:style-name="P28"><text:span text:style-name="T19">y</text:span></text:p></draw:text-box></draw:frame><draw:custom-shape draw:style-name="gr8" draw:text-style-name="P26" svg:width="0.3933in" svg:height="0.3933in" svg:x="0.1882in" svg:y="0.229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9" draw:text-style-name="P28" svg:width="0.3232in" svg:height="0.3906in" svg:x="0.2602in" svg:y="0.2445in"><draw:text-box><text:p text:style-name="P28"><text:span text:style-name="T19">y</text:span></text:p></draw:text-box></draw:frame><draw:custom-shape draw:style-name="gr8" draw:text-style-name="P26" svg:width="0.3933in" svg:height="0.3933in" svg:x="2.3535in" svg:y="0.229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9" draw:text-style-name="P28" svg:width="0.313in" svg:height="0.3906in" svg:x="2.4264in" svg:y="0.2445in"><draw:text-box><text:p text:style-name="P28"><text:span text:style-name="T19">x</text:span></text:p></draw:text-box></draw:frame><draw:g draw:style-name="gr5"><draw:custom-shape draw:style-name="gr6" draw:text-style-name="P26" svg:width="0.5898in" svg:height="0.5906in" svg:x="2.9445in" svg:y="0.229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7" draw:text-style-name="P27" svg:width="0.4177in" svg:height="0.4185in" svg:x="3.0299in" svg:y="0.3161in"><draw:text-box><text:p text:style-name="P27"><text:span text:style-name="T19">A</text:span></text:p></draw:text-box></draw:frame></draw:g><draw:g draw:style-name="gr5"><draw:custom-shape draw:style-name="gr6" draw:text-style-name="P26" svg:width="0.5906in" svg:height="0.5906in" svg:x="3.7311in" svg:y="0.229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7" draw:text-style-name="P27" svg:width="0.4185in" svg:height="0.4185in" svg:x="3.8173in" svg:y="0.3161in"><draw:text-box><text:p text:style-name="P27"><text:span text:style-name="T19">B</text:span></text:p></draw:text-box></draw:frame></draw:g><draw:custom-shape draw:style-name="gr8" draw:text-style-name="P26" svg:width="0.3925in" svg:height="0.3933in" svg:x="2.9445in" svg:y="0.6236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" draw:text-style-name="P26" svg:width="0.3933in" svg:height="0.3933in" svg:x="3.9283in" svg:y="0.6236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9" draw:text-style-name="P28" svg:width="0.313in" svg:height="0.3906in" svg:x="2.9445in" svg:y="0.6382in"><draw:text-box><text:p text:style-name="P28"><text:span text:style-name="T19">x</text:span></text:p></draw:text-box></draw:frame><draw:frame draw:style-name="gr9" draw:text-style-name="P28" svg:width="0.313in" svg:height="0.3906in" svg:x="4.0016in" svg:y="0.6382in"><draw:text-box><text:p text:style-name="P28"><text:span text:style-name="T19">x</text:span></text:p></draw:text-box></draw:frame><draw:line draw:style-name="gr10" draw:text-style-name="P29" svg:x1="3.1409in" svg:y1="1.0181in" svg:x2="3.1409in" svg:y2="1.6079in"><text:p/></draw:line><draw:line draw:style-name="gr10" draw:text-style-name="P29" svg:x1="3.1409in" svg:y1="1.6091in" svg:x2="3.5339in" svg:y2="1.6091in"><text:p/></draw:line><draw:line draw:style-name="gr10" draw:text-style-name="P29" svg:x1="4.1244in" svg:y1="1.0181in" svg:x2="4.1244in" svg:y2="1.6079in"><text:p/></draw:line><draw:line draw:style-name="gr10" draw:text-style-name="P29" svg:x1="4.1244in" svg:y1="1.6091in" svg:x2="4.5173in" svg:y2="1.6091in"><text:p/></draw:line><draw:frame draw:style-name="gr9" draw:text-style-name="P28" svg:width="0.5524in" svg:height="0.3906in" svg:x="3.1398in" svg:y="1.2291in"><draw:text-box><text:p text:style-name="P28"><text:span text:style-name="T19">x.B</text:span></text:p></draw:text-box></draw:frame><draw:frame draw:style-name="gr9" draw:text-style-name="P28" svg:width="0.5421in" svg:height="0.3906in" svg:x="4.1248in" svg:y="1.2291in"><draw:text-box><text:p text:style-name="P28"><text:span text:style-name="T19">x.A</text:span></text:p></draw:text-box></draw:frame><draw:custom-shape draw:style-name="gr8" draw:text-style-name="P26" svg:width="0.3925in" svg:height="0.3933in" svg:x="2.9445in" svg:y="0.033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9" draw:text-style-name="P28" svg:width="0.3232in" svg:height="0.3906in" svg:x="3.0161in" svg:y="0.048in"><draw:text-box><text:p text:style-name="P28"><text:span text:style-name="T19">y</text:span></text:p></draw:text-box></draw:frame><draw:g draw:style-name="gr5"><draw:custom-shape draw:style-name="gr6" draw:text-style-name="P26" svg:width="0.5906in" svg:height="0.5898in" svg:x="0.4374in" svg:y="2.002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7" draw:text-style-name="P27" svg:width="0.4185in" svg:height="0.4177in" svg:x="0.5236in" svg:y="2.0878in"><draw:text-box><text:p text:style-name="P27"><text:span text:style-name="T19">A</text:span></text:p></draw:text-box></draw:frame></draw:g><draw:g draw:style-name="gr5"><draw:custom-shape draw:style-name="gr6" draw:text-style-name="P26" svg:width="0.5906in" svg:height="0.5898in" svg:x="1.2248in" svg:y="2.002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7" draw:text-style-name="P27" svg:width="0.4185in" svg:height="0.4177in" svg:x="1.311in" svg:y="2.0878in"><draw:text-box><text:p text:style-name="P27"><text:span text:style-name="T19">C</text:span></text:p></draw:text-box></draw:frame></draw:g><draw:custom-shape draw:style-name="gr8" draw:text-style-name="P26" svg:width="0.3933in" svg:height="0.3933in" svg:x="0.4374in" svg:y="2.396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" draw:text-style-name="P26" svg:width="0.3933in" svg:height="0.3933in" svg:x="1.422in" svg:y="2.396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9" draw:text-style-name="P28" svg:width="0.3232in" svg:height="0.3906in" svg:x="0.4366in" svg:y="2.4106in"><draw:text-box><text:p text:style-name="P28"><text:span text:style-name="T19">y</text:span></text:p></draw:text-box></draw:frame><draw:frame draw:style-name="gr9" draw:text-style-name="P28" svg:width="0.3232in" svg:height="0.3906in" svg:x="1.4945in" svg:y="2.4106in"><draw:text-box><text:p text:style-name="P28"><text:span text:style-name="T19">y</text:span></text:p></draw:text-box></draw:frame><draw:line draw:style-name="gr10" draw:text-style-name="P29" svg:x1="0.6346in" svg:y1="2.7898in" svg:x2="0.6346in" svg:y2="3.3795in"><text:p/></draw:line><draw:line draw:style-name="gr10" draw:text-style-name="P29" svg:x1="0.6346in" svg:y1="3.3799in" svg:x2="1.0276in" svg:y2="3.3799in"><text:p/></draw:line><draw:line draw:style-name="gr10" draw:text-style-name="P29" svg:x1="1.6193in" svg:y1="2.7898in" svg:x2="1.6193in" svg:y2="3.3795in"><text:p/></draw:line><draw:line draw:style-name="gr10" draw:text-style-name="P29" svg:x1="1.6193in" svg:y1="3.3799in" svg:x2="2.0122in" svg:y2="3.3799in"><text:p/></draw:line><draw:frame draw:style-name="gr9" draw:text-style-name="P28" svg:width="0.5524in" svg:height="0.3906in" svg:x="0.6335in" svg:y="3.0008in"><draw:text-box><text:p text:style-name="P28"><text:span text:style-name="T19">y.C</text:span></text:p></draw:text-box></draw:frame><draw:frame draw:style-name="gr9" draw:text-style-name="P28" svg:width="0.5315in" svg:height="0.3906in" svg:x="1.6181in" svg:y="3.0008in"><draw:text-box><text:p text:style-name="P28"><text:span text:style-name="T19">y.A</text:span></text:p></draw:text-box></draw:frame><draw:custom-shape draw:style-name="gr8" draw:text-style-name="P26" svg:width="0.3933in" svg:height="0.3933in" svg:x="0.2409in" svg:y="1.805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9" draw:text-style-name="P28" svg:width="0.313in" svg:height="0.3906in" svg:x="0.3138in" svg:y="1.8197in"><draw:text-box><text:p text:style-name="P28"><text:span text:style-name="T19">x</text:span></text:p></draw:text-box></draw:frame><draw:g draw:style-name="gr5"><draw:custom-shape draw:style-name="gr6" draw:text-style-name="P26" svg:width="0.5898in" svg:height="0.5898in" svg:x="2.9445in" svg:y="2.002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7" draw:text-style-name="P27" svg:width="0.4177in" svg:height="0.4177in" svg:x="3.0299in" svg:y="2.0878in"><draw:text-box><text:p text:style-name="P27"><text:span text:style-name="T19">A</text:span></text:p></draw:text-box></draw:frame></draw:g><draw:custom-shape draw:style-name="gr8" draw:text-style-name="P26" svg:width="0.3925in" svg:height="0.3933in" svg:x="2.9445in" svg:y="2.396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9" draw:text-style-name="P28" svg:width="0.313in" svg:height="0.3906in" svg:x="2.9445in" svg:y="2.4106in"><draw:text-box><text:p text:style-name="P28"><text:span text:style-name="T19">x</text:span></text:p></draw:text-box></draw:frame><draw:line draw:style-name="gr10" draw:text-style-name="P29" svg:x1="3.1409in" svg:y1="2.7898in" svg:x2="3.1409in" svg:y2="3.3795in"><text:p/></draw:line><draw:line draw:style-name="gr10" draw:text-style-name="P29" svg:x1="3.1409in" svg:y1="3.3799in" svg:x2="3.5339in" svg:y2="3.3799in"><text:p/></draw:line><draw:custom-shape draw:style-name="gr8" draw:text-style-name="P26" svg:width="0.3925in" svg:height="0.3933in" svg:x="2.9445in" svg:y="1.805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9" draw:text-style-name="P28" svg:width="0.3232in" svg:height="0.3906in" svg:x="3.0161in" svg:y="1.8197in"><draw:text-box><text:p text:style-name="P28"><text:span text:style-name="T19">y</text:span></text:p></draw:text-box></draw:frame><draw:frame draw:style-name="gr9" draw:text-style-name="P28" svg:width="0.5524in" svg:height="0.3906in" svg:x="3.1736in" svg:y="3.0008in"><draw:text-box><text:p text:style-name="P28"><text:span text:style-name="T19">x.B</text:span></text:p></draw:text-box></draw:frame><draw:line draw:style-name="gr10" draw:text-style-name="P29" svg:x1="2.5508in" svg:y1="2.0028in" svg:x2="2.9433in" svg:y2="2.0028in"><text:p/></draw:line><draw:frame draw:style-name="gr9" draw:text-style-name="P28" svg:width="0.5524in" svg:height="0.3933in" svg:x="2.3528in" svg:y="1.6087in"><draw:text-box><text:p text:style-name="P28"><text:span text:style-name="T19">y.C</text:span></text:p></draw:text-box></draw:frame><draw:custom-shape draw:style-name="gr8" draw:text-style-name="P26" svg:width="0.3933in" svg:height="0.3933in" svg:x="1.5661in" svg:y="1.805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9" draw:text-style-name="P28" svg:width="0.313in" svg:height="0.3906in" svg:x="1.639in" svg:y="1.8197in"><draw:text-box><text:p text:style-name="P28"><text:span text:style-name="T19">x</text:span></text:p></draw:text-box></draw:frame><draw:g draw:style-name="gr5"><draw:custom-shape draw:style-name="gr6" draw:text-style-name="P26" svg:width="0.5906in" svg:height="0.5906in" svg:x="0.4374in" svg:y="3.970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7" draw:text-style-name="P27" svg:width="0.4185in" svg:height="0.4185in" svg:x="0.5236in" svg:y="4.0563in"><draw:text-box><text:p text:style-name="P27"><text:span text:style-name="T19">A</text:span></text:p></draw:text-box></draw:frame></draw:g><draw:g draw:style-name="gr5"><draw:custom-shape draw:style-name="gr6" draw:text-style-name="P26" svg:width="0.5906in" svg:height="0.5906in" svg:x="1.2248in" svg:y="3.970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7" draw:text-style-name="P27" svg:width="0.4185in" svg:height="0.4185in" svg:x="1.311in" svg:y="4.0563in"><draw:text-box><text:p text:style-name="P27"><text:span text:style-name="T19">C</text:span></text:p></draw:text-box></draw:frame></draw:g><draw:custom-shape draw:style-name="gr8" draw:text-style-name="P26" svg:width="0.3933in" svg:height="0.3933in" svg:x="0.4374in" svg:y="4.364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" draw:text-style-name="P26" svg:width="0.3933in" svg:height="0.3933in" svg:x="1.422in" svg:y="4.364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9" draw:text-style-name="P28" svg:width="0.313in" svg:height="0.3906in" svg:x="0.4374in" svg:y="4.3787in"><draw:text-box><text:p text:style-name="P28"><text:span text:style-name="T19">x</text:span></text:p></draw:text-box></draw:frame><draw:frame draw:style-name="gr9" draw:text-style-name="P28" svg:width="0.313in" svg:height="0.3906in" svg:x="1.4953in" svg:y="4.3787in"><draw:text-box><text:p text:style-name="P28"><text:span text:style-name="T19">x</text:span></text:p></draw:text-box></draw:frame><draw:line draw:style-name="gr10" draw:text-style-name="P29" svg:x1="0.6346in" svg:y1="4.7591in" svg:x2="0.6346in" svg:y2="5.3488in"><text:p/></draw:line><draw:line draw:style-name="gr10" draw:text-style-name="P29" svg:x1="0.6346in" svg:y1="5.35in" svg:x2="1.0276in" svg:y2="5.35in"><text:p/></draw:line><draw:line draw:style-name="gr10" draw:text-style-name="P29" svg:x1="1.6193in" svg:y1="4.7591in" svg:x2="1.6193in" svg:y2="5.3488in"><text:p/></draw:line><draw:line draw:style-name="gr10" draw:text-style-name="P29" svg:x1="1.6193in" svg:y1="5.35in" svg:x2="2.0122in" svg:y2="5.35in"><text:p/></draw:line><draw:frame draw:style-name="gr9" draw:text-style-name="P28" svg:width="0.563in" svg:height="0.3906in" svg:x="0.6339in" svg:y="4.9697in"><draw:text-box><text:p text:style-name="P28"><text:span text:style-name="T19">x.C</text:span></text:p></draw:text-box></draw:frame><draw:frame draw:style-name="gr9" draw:text-style-name="P28" svg:width="0.5421in" svg:height="0.3906in" svg:x="1.6189in" svg:y="4.9697in"><draw:text-box><text:p text:style-name="P28"><text:span text:style-name="T19">x.A</text:span></text:p></draw:text-box></draw:frame><draw:custom-shape draw:style-name="gr8" draw:text-style-name="P26" svg:width="0.3933in" svg:height="0.3933in" svg:x="1.5661in" svg:y="3.7736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9" draw:text-style-name="P28" svg:width="0.3232in" svg:height="0.3906in" svg:x="1.6398in" svg:y="3.7736in"><draw:text-box><text:p text:style-name="P28"><text:span text:style-name="T19">y</text:span></text:p></draw:text-box></draw:frame><draw:line draw:style-name="gr10" draw:text-style-name="P29" svg:x1="1.9602in" svg:y1="3.9701in" svg:x2="2.55in" svg:y2="3.9701in"><text:p/></draw:line><draw:frame draw:style-name="gr9" draw:text-style-name="P28" svg:width="0.5315in" svg:height="0.3906in" svg:x="1.9591in" svg:y="3.5909in"><draw:text-box><text:p text:style-name="P28"><text:span text:style-name="T19">y.A</text:span></text:p></draw:text-box></draw:frame><draw:custom-shape draw:style-name="gr8" draw:text-style-name="P26" svg:width="0.3933in" svg:height="0.3933in" svg:x="0.1882in" svg:y="0.229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9" draw:text-style-name="P28" svg:width="0.3232in" svg:height="0.3906in" svg:x="0.2602in" svg:y="0.2445in"><draw:text-box><text:p text:style-name="P28"><text:span text:style-name="T19">y</text:span></text:p></draw:text-box></draw:frame><draw:custom-shape draw:style-name="gr8" draw:text-style-name="P26" svg:width="0.3933in" svg:height="0.3933in" svg:x="0.3965in" svg:y="3.7736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9" draw:text-style-name="P28" svg:width="0.3232in" svg:height="0.3906in" svg:x="0.4689in" svg:y="3.7882in"><draw:text-box><text:p text:style-name="P28"><text:span text:style-name="T19">y</text:span></text:p></draw:text-box></draw:frame><draw:g draw:style-name="gr5"><draw:custom-shape draw:style-name="gr6" draw:text-style-name="P26" svg:width="0.5906in" svg:height="0.5906in" svg:x="3.7311in" svg:y="3.970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7" draw:text-style-name="P27" svg:width="0.4185in" svg:height="0.4185in" svg:x="3.8173in" svg:y="4.0563in"><draw:text-box><text:p text:style-name="P27"><text:span text:style-name="T19">A</text:span></text:p></draw:text-box></draw:frame></draw:g><draw:custom-shape draw:style-name="gr8" draw:text-style-name="P26" svg:width="0.3933in" svg:height="0.3933in" svg:x="3.7311in" svg:y="4.364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9" draw:text-style-name="P28" svg:width="0.313in" svg:height="0.3906in" svg:x="3.7311in" svg:y="4.3787in"><draw:text-box><text:p text:style-name="P28"><text:span text:style-name="T19">x</text:span></text:p></draw:text-box></draw:frame><draw:line draw:style-name="gr10" draw:text-style-name="P29" svg:x1="3.9283in" svg:y1="4.7591in" svg:x2="3.9283in" svg:y2="5.3488in"><text:p/></draw:line><draw:line draw:style-name="gr10" draw:text-style-name="P29" svg:x1="3.9283in" svg:y1="5.35in" svg:x2="4.3213in" svg:y2="5.35in"><text:p/></draw:line><draw:custom-shape draw:style-name="gr8" draw:text-style-name="P26" svg:width="0.3933in" svg:height="0.3933in" svg:x="3.7311in" svg:y="3.7736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9" draw:text-style-name="P28" svg:width="0.3232in" svg:height="0.3906in" svg:x="3.8035in" svg:y="3.7882in"><draw:text-box><text:p text:style-name="P28"><text:span text:style-name="T19">y</text:span></text:p></draw:text-box></draw:frame><draw:frame draw:style-name="gr9" draw:text-style-name="P28" svg:width="0.563in" svg:height="0.3906in" svg:x="3.961in" svg:y="4.9697in"><draw:text-box><text:p text:style-name="P28"><text:span text:style-name="T19">x.C</text:span></text:p></draw:text-box></draw:frame><draw:line draw:style-name="gr10" draw:text-style-name="P29" svg:x1="3.3374in" svg:y1="3.9701in" svg:x2="3.7303in" svg:y2="3.9701in"><text:p/></draw:line><draw:frame draw:style-name="gr9" draw:text-style-name="P28" svg:width="0.5524in" svg:height="0.3906in" svg:x="3.1736in" svg:y="3.5909in"><draw:text-box><text:p text:style-name="P28"><text:span text:style-name="T19">y.C</text:span></text:p></draw:text-box></draw:frame></draw:g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list xml:id="list42534825" text:continue-numbering="true" text:style-name="L1">
        <text:list-item>
          <text:p text:style-name="P22">End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2" svg:font-family="Tahoma"/>
    <style:font-face style:name="Courier New1" svg:font-family="'Courier New'" style:font-family-generic="modern"/>
    <style:font-face style:name="Courier New" svg:font-family="'Courier New'" style:font-family-generic="modern" style:font-pitch="fixed"/>
    <style:font-face style:name="Andale Sans UI1" svg:font-family="'Andale Sans UI'" style:font-pitch="variable"/>
    <style:font-face style:name="Andale Sans UI2" svg:font-family="'Andale Sans UI', 'Times New Roman'" style:font-pitch="variable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Title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13z0" style:family="text">
      <style:text-properties fo:language="ru" fo:country="RU"/>
    </style:style>
    <style:style style:name="WW8Num23z0" style:family="text">
      <style:text-properties fo:language="ru" fo:country="RU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3">
      <text:list-level-style-number text:level="1" text:style-name="WW8Num13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3">
      <text:list-level-style-number text:level="1" text:style-name="WW8Num23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16T11:32:02.64</meta:creation-date>
    <meta:editing-duration>PT00H15M02S</meta:editing-duration>
    <meta:editing-cycles>9</meta:editing-cycles>
    <meta:generator>OpenOffice.org/3.1$Win32 OpenOffice.org_project/310m11$Build-9399</meta:generator>
    <dc:date>2009-06-16T22:41:29.95</dc:date>
    <meta:document-statistic meta:table-count="0" meta:image-count="0" meta:object-count="0" meta:page-count="3" meta:paragraph-count="45" meta:word-count="272" meta:character-count="1563"/>
    <meta:user-defined meta:name="Info 1"/>
    <meta:user-defined meta:name="Info 2"/>
    <meta:user-defined meta:name="Info 3"/>
    <meta:user-defined meta:name="Info 4"/>
  </office:meta>
</office:document-meta>
</file>